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h 3rd</text:p>
      <text:p text:style-name="P1"/>
      <text:p text:style-name="P2">Realised that my compass is useless; as I lie in bed, it moves one way, and then the other. This morning the Sun seemed to rise in the North. North is now East? Ask Mayor. </text:p>
      <text:p text:style-name="P2"/>
      <text:p text:style-name="P2"/>
      <text:p text:style-name="P3">A few lines break. </text:p>
      <text:p text:style-name="P3"/>
      <text:p text:style-name="P4">Spoke to Mayor. Told me there was nothing wrong with my compass. </text:p>
      <text:p text:style-name="P4"/>
      <text:p text:style-name="P3">A small diagram of a compass, its points, and a mountain.</text:p>
      <text:p text:style-name="P3"/>
      <text:p text:style-name="P4">The mountain is apparently north – tallest. Whole town constructed around this basic assertion. </text:p>
      <text:p text:style-name="P4"/>
      <text:p text:style-name="P4">-Magnetic field? </text:p>
      <text:p text:style-name="P4">-Sulphur? </text:p>
      <text:p text:style-name="P4">-Technology? <text:span text:style-name="T1">(crossed through) </text:span>No – too advanced. </text:p>
      <text:p text:style-name="P4">-Magic? Proven in Avalon, Faerie, though there affected only one's mind, not geography itself – consistent with Prospero's Law. </text:p>
      <text:p text:style-name="P4"/>
      <text:p text:style-name="P4">Reminder: Soil samples tomorr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Sherman</meta:initial-creator>
    <meta:creation-date>2010-07-12T21:03:49</meta:creation-date>
    <dc:date>2010-08-09T22:44:25</dc:date>
    <dc:creator>Robert Sherman</dc:creator>
    <meta:editing-duration>PT00H11M08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1" meta:paragraph-count="11" meta:word-count="111" meta:character-count="656"/>
  </office:meta>
</office:document-meta>
</file>